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hannel Numb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ias Line</text:p>
          </table:table-cell>
          <table:table-cell office:value-type="string" calcext:value-type="string">
            <text:p>Optically Active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45664.06255" calcext:value-type="float">
            <text:p>6000045664.0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1847226.56254" calcext:value-type="float">
            <text:p>6001847226.562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3977539.06255" calcext:value-type="float">
            <text:p>6003977539.0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5952984.37505" calcext:value-type="float">
            <text:p>6005952984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8001578.12505" calcext:value-type="float">
            <text:p>6008001578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10191312.50005" calcext:value-type="float">
            <text:p>6010191312.5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08945.31255" calcext:value-type="float">
            <text:p>6011908945.3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13894718.75005" calcext:value-type="float">
            <text:p>601389471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16005445.31256" calcext:value-type="float">
            <text:p>6016005445.31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17782625.00006" calcext:value-type="float">
            <text:p>6017782625.000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19579703.12505" calcext:value-type="float">
            <text:p>6019579703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21967656.25005" calcext:value-type="float">
            <text:p>6021967656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25116820.31256" calcext:value-type="float">
            <text:p>6025116820.31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25283820.31259" calcext:value-type="float">
            <text:p>6025283820.3125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25299867.18754" calcext:value-type="float">
            <text:p>6025299867.187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26829289.06255" calcext:value-type="float">
            <text:p>6026829289.0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28622859.37505" calcext:value-type="float">
            <text:p>6028622859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30941710.93755" calcext:value-type="float">
            <text:p>6030941710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2804039.06255" calcext:value-type="float">
            <text:p>6032804039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34606093.75005" calcext:value-type="float">
            <text:p>603460609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36420710.93755" calcext:value-type="float">
            <text:p>6036420710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38434710.93755" calcext:value-type="float">
            <text:p>603843471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40150203.12505" calcext:value-type="float">
            <text:p>6040150203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42441031.25005" calcext:value-type="float">
            <text:p>6042441031.25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44347796.87505" calcext:value-type="float">
            <text:p>6044347796.8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46530320.31255" calcext:value-type="float">
            <text:p>604653032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47892929.68755" calcext:value-type="float">
            <text:p>6047892929.68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50189453.12505" calcext:value-type="float">
            <text:p>6050189453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52186453.12505" calcext:value-type="float">
            <text:p>6052186453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53969914.06255" calcext:value-type="float">
            <text:p>6053969914.0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87919867.18759" calcext:value-type="float">
            <text:p>6287919867.1875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75678429.68755" calcext:value-type="float">
            <text:p>637567842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81315195.31255" calcext:value-type="float">
            <text:p>6381315195.3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82692523.43755" calcext:value-type="float">
            <text:p>6382692523.4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84839984.37505" calcext:value-type="float">
            <text:p>6384839984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86768578.12505" calcext:value-type="float">
            <text:p>6386768578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88332820.31255" calcext:value-type="float">
            <text:p>638833282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89755812.50005" calcext:value-type="float">
            <text:p>6389755812.5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91884578.12505" calcext:value-type="float">
            <text:p>6391884578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94045687.50005" calcext:value-type="float">
            <text:p>6394045687.5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95484445.31255" calcext:value-type="float">
            <text:p>6395484445.3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97207664.06256" calcext:value-type="float">
            <text:p>6397207664.06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00690710.93755" calcext:value-type="float">
            <text:p>6400690710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02627531.25005" calcext:value-type="float">
            <text:p>6402627531.25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03690359.37505" calcext:value-type="float">
            <text:p>6403690359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06010882.81255" calcext:value-type="float">
            <text:p>6406010882.8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07652632.81251" calcext:value-type="float">
            <text:p>6407652632.8125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07856632.81255" calcext:value-type="float">
            <text:p>6407856632.8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09759859.37505" calcext:value-type="float">
            <text:p>6409759859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14981539.06255" calcext:value-type="float">
            <text:p>6414981539.0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16825382.81255" calcext:value-type="float">
            <text:p>6416825382.8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8696679.68755" calcext:value-type="float">
            <text:p>6418696679.68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21002140.62505" calcext:value-type="float">
            <text:p>6421002140.6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22533015.62505" calcext:value-type="float">
            <text:p>6422533015.6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27569007.81255" calcext:value-type="float">
            <text:p>6427569007.8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29375328.12505" calcext:value-type="float">
            <text:p>6429375328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31131484.37505" calcext:value-type="float">
            <text:p>6431131484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32972906.25005" calcext:value-type="float">
            <text:p>6432972906.25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33478937.50005" calcext:value-type="float">
            <text:p>6433478937.5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34924570.31255" calcext:value-type="float">
            <text:p>6434924570.3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35085570.31258" calcext:value-type="float">
            <text:p>6435085570.312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34920796.87502" calcext:value-type="float">
            <text:p>6434920796.875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35083796.87505" calcext:value-type="float">
            <text:p>6435083796.8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36720289.06256" calcext:value-type="float">
            <text:p>6436720289.06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38515390.62505" calcext:value-type="float">
            <text:p>6438515390.6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39841984.37505" calcext:value-type="float">
            <text:p>6439841984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41572078.12505" calcext:value-type="float">
            <text:p>6441572078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42819960.93755" calcext:value-type="float">
            <text:p>644281996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44591445.31255" calcext:value-type="float">
            <text:p>6444591445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46148085.93755" calcext:value-type="float">
            <text:p>6446148085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48023085.93755" calcext:value-type="float">
            <text:p>6448023085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51972679.68755" calcext:value-type="float">
            <text:p>645197267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53860976.56255" calcext:value-type="float">
            <text:p>6453860976.5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55668109.37505" calcext:value-type="float">
            <text:p>6455668109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57205796.87505" calcext:value-type="float">
            <text:p>645720579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59075054.68755" calcext:value-type="float">
            <text:p>6459075054.68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60465843.75005" calcext:value-type="float">
            <text:p>646046584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62037484.37505" calcext:value-type="float">
            <text:p>6462037484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63385187.50005" calcext:value-type="float">
            <text:p>6463385187.5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65752328.12505" calcext:value-type="float">
            <text:p>6465752328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67054828.12505" calcext:value-type="float">
            <text:p>6467054828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68399343.75005" calcext:value-type="float">
            <text:p>6468399343.75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69858046.87505" calcext:value-type="float">
            <text:p>64698580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71663453.12505" calcext:value-type="float">
            <text:p>6471663453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73341937.50005" calcext:value-type="float">
            <text:p>6473341937.5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74969375.00005" calcext:value-type="float">
            <text:p>6474969375.0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477011132.81255" calcext:value-type="float">
            <text:p>6477011132.8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80920312.50005" calcext:value-type="float">
            <text:p>6480920312.5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82490750.00006" calcext:value-type="float">
            <text:p>6482490750.000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485551898.43755" calcext:value-type="float">
            <text:p>6485551898.4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87588679.68755" calcext:value-type="float">
            <text:p>6487588679.68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4">
      <number:number number:decimal-places="1" loext:min-decimal-places="1" number:min-integer-digits="1"/>
      <number:text>%</number:text>
    </number:percentage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text> </number:text>
      <number:currency-symbol/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4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0:52:30.340702650</meta:creation-date>
    <dc:date>2024-06-03T10:56:05.510516113</dc:date>
    <meta:editing-duration>PT3M35S</meta:editing-duration>
    <meta:editing-cycles>2</meta:editing-cycles>
    <meta:generator>LibreOffice/6.4.7.2$Linux_X86_64 LibreOffice_project/40$Build-2</meta:generator>
    <meta:document-statistic meta:table-count="1" meta:cell-count="460" meta:object-count="0"/>
  </office:meta>
</office:document-meta>
</file>